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2b0e" officeooo:paragraph-rsid="00132b0e"/>
    </style:style>
    <style:style style:name="P2" style:family="paragraph" style:parent-style-name="Text_20_body">
      <style:text-properties officeooo:paragraph-rsid="00132b0e"/>
    </style:style>
    <style:style style:name="P3" style:family="paragraph" style:parent-style-name="Title">
      <style:text-properties officeooo:rsid="00132b0e" officeooo:paragraph-rsid="00132b0e"/>
    </style:style>
    <style:style style:name="P4" style:family="paragraph" style:parent-style-name="Subtitle">
      <style:text-properties officeooo:rsid="00132b0e" officeooo:paragraph-rsid="00132b0e"/>
    </style:style>
    <style:style style:name="P5" style:family="paragraph" style:parent-style-name="Text_20_body">
      <style:text-properties officeooo:rsid="00132b0e" officeooo:paragraph-rsid="00132b0e"/>
    </style:style>
    <style:style style:name="P6" style:family="paragraph" style:parent-style-name="Text_20_body">
      <style:text-properties officeooo:rsid="00144162" officeooo:paragraph-rsid="00144162"/>
    </style:style>
    <style:style style:name="P7" style:family="paragraph" style:parent-style-name="Text_20_body">
      <style:text-properties officeooo:rsid="00144162" officeooo:paragraph-rsid="001641cf"/>
    </style:style>
    <style:style style:name="P8" style:family="paragraph" style:parent-style-name="Text_20_body">
      <style:text-properties officeooo:paragraph-rsid="00144162"/>
    </style:style>
    <style:style style:name="P9" style:family="paragraph" style:parent-style-name="Text_20_body">
      <style:text-properties officeooo:rsid="00167162" officeooo:paragraph-rsid="00167162"/>
    </style:style>
    <style:style style:name="P10" style:family="paragraph" style:parent-style-name="Text_20_body">
      <style:text-properties officeooo:paragraph-rsid="00167162"/>
    </style:style>
    <style:style style:name="P11" style:family="paragraph" style:parent-style-name="Heading_20_3">
      <style:text-properties officeooo:rsid="00132b0e" officeooo:paragraph-rsid="00132b0e"/>
    </style:style>
    <style:style style:name="P12" style:family="paragraph" style:parent-style-name="Heading_20_3">
      <style:text-properties officeooo:rsid="00144162" officeooo:paragraph-rsid="00144162"/>
    </style:style>
    <style:style style:name="P13" style:family="paragraph" style:parent-style-name="Heading_20_3">
      <style:text-properties officeooo:rsid="00167162" officeooo:paragraph-rsid="00167162"/>
    </style:style>
    <style:style style:name="T1" style:family="text">
      <style:text-properties officeooo:rsid="00151271"/>
    </style:style>
    <style:style style:name="T2" style:family="text">
      <style:text-properties officeooo:rsid="001641cf"/>
    </style:style>
    <style:style style:name="T3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ces prairie HTML/CSS</text:p>
      <text:p text:style-name="P4">Partie 1</text:p>
      <text:h text:style-name="P11" text:outline-level="3">Exercice 1 : </text:h>
      <text:p text:style-name="P2"/>
      <text:p text:style-name="P1">Ecrire une page HTML qui affiche :</text:p>
      <text:p text:style-name="P1"><text:s text:c="2"/>- un titre au niveau du bandeau de la fenêtre du navigateur</text:p>
      <text:p text:style-name="P1"><text:s text:c="2"/>- le même titre dans le document</text:p>
      <text:p text:style-name="P1"><text:s text:c="2"/>- un paragraphe</text:p>
      <text:p text:style-name="P1"><text:s text:c="2"/>- Le document devra être écrit en UTF-8</text:p>
      <text:p text:style-name="P1">- Le document devra contenir des caractères accentués</text:p>
      <text:h text:style-name="P11" text:outline-level="3">Exercice 2 :</text:h>
      <text:p text:style-name="P2"/>
      <text:p text:style-name="P1">Ecrire une page HTML contenant :</text:p>
      <text:p text:style-name="P1"><text:s text:c="2"/>- un titre de niveau 1</text:p>
      <text:p text:style-name="P1"><text:s text:c="2"/>- un paragraphe</text:p>
      <text:p text:style-name="P1"><text:s text:c="2"/>- un titre de niveau 2</text:p>
      <text:p text:style-name="P1"><text:s text:c="2"/>- un deuxième paragraphe</text:p>
      <text:p text:style-name="P1"><text:s text:c="2"/>- un autre titre de niveau 2</text:p>
      <text:p text:style-name="P1"><text:s text:c="2"/>- un troisième paragraphe</text:p>
      <text:p text:style-name="P1">Le choix des textes dans les titres et les paragraphes vous appartient.</text:p>
      <text:p text:style-name="P1"/>
      <text:h text:style-name="P12" text:outline-level="3">Exercice 3 : </text:h>
      <text:p text:style-name="P8"/>
      <text:p text:style-name="P6">Reproduire l'image correspondant à l'exercice. <text:s/></text:p>
      <text:p text:style-name="P6">Rappel : Pour utiliser du CSS dans du HTML on se sert de **l'attribut style**</text:p>
      <text:p text:style-name="P6"/>
      <text:h text:style-name="P12" text:outline-level="3">Exercice 4 :</text:h>
      <text:p text:style-name="P6"/>
      <text:p text:style-name="P6"><text:soft-page-break/>Reproduire l'image correspondant à l'exercice. <text:s/></text:p>
      <text:p text:style-name="P6">Pour le CSS le mettre dans une **balise style**. <text:s/></text:p>
      <text:p text:style-name="P6">Pour faire le tableau, il faut se servir des balises **thead**, **tfoot** et **tbody**. <text:s/></text:p>
      <text:p text:style-name="P6">Vous ne devez pas utiliser d'attribut dans cet exercice.</text:p>
      <text:p text:style-name="P8"/>
      <text:p text:style-name="P1"/>
      <text:h text:style-name="P12" text:outline-level="3">Exercice 5 : </text:h>
      <text:p text:style-name="P8"/>
      <text:p text:style-name="P6">Reproduire l'image correspondant à l'exercice. <text:s/></text:p>
      <text:p text:style-name="P6">Pour les liens, mettre le site correspondant. Je vous laisse les trouver par vous même. <text:s/></text:p>
      <text:p text:style-name="P7">L'image se trouve à l'adresse :</text:p>
      <text:p text:style-name="P7"><text:s/><text:a xlink:type="simple" xlink:href="http://simplon.co/wpcontent/uploads/2014/11/logo_simplon_simple_red1.png" text:style-name="Internet_20_link" text:visited-style-name="Visited_20_Internet_20_Link"><text:span text:style-name="T2">http://simplon.co/wpcontent/uploads/2014/11/logo_simplon_simple_red1.png</text:span></text:a></text:p>
      <text:p text:style-name="P7"/>
      <text:p text:style-name="P6"><text:span text:style-name="T3">**IMPORTANT** </text:span><text:s/></text:p>
      <text:p text:style-name="P6"><text:s text:c="2"/>- Vous ne devez pas télécharger l'image.</text:p>
      <text:p text:style-name="P6"><text:s text:c="2"/>- Mettre un titre à chaque lien, pour qu'au survol il apparaisse.</text:p>
      <text:p text:style-name="P6">- Mettre un texte alternatif et un titre à l'image.</text:p>
      <text:p text:style-name="P6"/>
      <text:h text:style-name="P13" text:outline-level="3">Exercice 6 :</text:h>
      <text:p text:style-name="P10"/>
      <text:p text:style-name="P9">Reproduire l'image correspondant à l'exercice. <text:s/></text:p>
      <text:p text:style-name="P9">Toutes les propriétés CSS se trouveront dans **un fichier** autre que le fichier HTML. <text:s/></text:p>
      <text:p text:style-name="P9">Pour la largeur des rectangles de couleur, privilégiez les pourcent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23:51:27.133977628</meta:creation-date>
    <dc:date>2017-01-23T11:21:52.340394623</dc:date>
    <meta:editing-duration>PT5M33S</meta:editing-duration>
    <meta:editing-cycles>3</meta:editing-cycles>
    <meta:generator>LibreOffice/5.2.2.2$Linux_x86 LibreOffice_project/20m0$Build-2</meta:generator>
    <meta:document-statistic meta:table-count="0" meta:image-count="0" meta:object-count="0" meta:page-count="2" meta:paragraph-count="39" meta:word-count="259" meta:character-count="1592" meta:non-whitespace-character-count="1326"/>
  </office:meta>
</office:document-meta>
</file>